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O1( B o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V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3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getO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3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getV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5( Long v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2( String v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3( boolean v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tJSONParserTest_3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getV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V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isV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3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setV1( int v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4( BigDecimal v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tJSONParserTest_3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tJSONParserTest_3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